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language="en" fo:country="GB"/>
    </style:style>
    <style:style style:name="P4" style:family="paragraph" style:parent-style-name="Text_20_body">
      <style:paragraph-properties fo:text-align="start" style:justify-single-word="false"/>
      <style:text-properties fo:language="en" fo:country="GB"/>
    </style:style>
    <style:style style:name="P5" style:family="paragraph" style:parent-style-name="Text_20_body">
      <style:paragraph-properties fo:text-align="start" style:justify-single-word="false"/>
      <style:text-properties fo:language="en" fo:country="GB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 fo:break-before="page"/>
      <style:text-properties fo:language="en" fo:country="GB" fo:font-weight="bold" style:font-weight-asian="bold" style:font-weight-complex="bold"/>
    </style:style>
    <style:style style:name="P8" style:family="paragraph" style:parent-style-name="Normal_20__28_Web_29_">
      <style:paragraph-properties fo:text-align="start" style:justify-single-word="false"/>
      <style:text-properties fo:language="en" fo:country="GB"/>
    </style:style>
    <style:style style:name="P9" style:family="paragraph" style:parent-style-name="Normal_20__28_Web_29_">
      <style:text-properties fo:language="en" fo:country="US"/>
    </style:style>
    <style:style style:name="P10" style:family="paragraph" style:parent-style-name="Normal_20__28_Web_29_">
      <style:text-properties fo:language="en" fo:country="GB" fo:font-weight="bold" style:font-weight-asian="bold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language="en" fo:country="G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3a99" style:font-style-asian="italic" style:font-style-complex="italic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3a99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/></text:p>
      <text:p text:style-name="P3"><text:span text:style-name="Strong_20_Emphasis">Criação e Manipulação de Tabelas</text:span><text:line-break/></text:p>
      <text:p text:style-name="P4">1) Visualizando a estrutura de tabelas criadas - 1 <text:line-break/>2) Entendendo as colunas de sistema <text:s/>- 1<text:line-break/>3) Sintaxe de criação de tabelas - 2 <text:line-break/>4) Entendendo o comando Alter Table - 4 <text:line-break/>5) Alterando tabelas e colunas - 5<text:line-break/>6) Comentários em objetos - 6<text:line-break/>7) Eliminando tabelas - 7</text:p>
      <text:p text:style-name="P4"/>
      <text:p text:style-name="P5">1) Visualizando a estrutura de tabelas criadas</text:p>
      <text:p text:style-name="P4"/>
      <text:p text:style-name="P4">Para visualizar a estrutura de tabelas criadas podemos usar:</text:p>
      <text:list xml:id="list6559792098818800801" text:style-name="L1">
        <text:list-item>
          <text:p text:style-name="P11">Metacomando \d nometabela no psql ou então</text:p>
        </text:list-item>
        <text:list-item>
          <text:p text:style-name="P11">Selecionar a tabela no PGAdmin</text:p>
        </text:list-item>
      </text:list>
      <text:p text:style-name="P4"/>
      <text:p text:style-name="P5">2) Entendendo as colunas de sistema</text:p>
      <text:p text:style-name="P4">Vejamos alguns exemplos de colunas das tabelas de sistema.</text:p>
      <text:p text:style-name="P4">Acesse o psql em qualquer banco e execute:</text:p>
      <text:p text:style-name="P4"/>
      <text:p text:style-name="P4">\dS</text:p>
      <text:p text:style-name="P4">\d pg_database</text:p>
      <text:p text:style-name="P4">Vejamos algumas das colunas (campos):</text:p>
      <text:p text:style-name="Standard">dml=# \d pg_database</text:p>
      <text:p text:style-name="Standard"><text:s text:c="4"/>Table "pg_catalog.pg_database"</text:p>
      <text:p text:style-name="Standard"><text:s text:c="4"/>Column <text:s text:c="4"/>| <text:s text:c="2"/>Type <text:s text:c="3"/>| Modifiers</text:p>
      <text:p text:style-name="Standard">---------------+-----------+-----------</text:p>
      <text:p text:style-name="Standard"><text:s/>datname <text:s text:c="6"/>| name <text:s text:c="5"/>| not null</text:p>
      <text:p text:style-name="Standard"><text:s/>datdba <text:s text:c="7"/>| oid <text:s text:c="6"/>| not null</text:p>
      <text:p text:style-name="Standard"><text:s/>encoding <text:s text:c="5"/>| integer <text:s text:c="2"/>| not null</text:p>
      <text:p text:style-name="Standard"><text:s/>datistemplate | boolean <text:s text:c="2"/>| not null</text:p>
      <text:p text:style-name="Standard"><text:s/>datallowconn <text:s/>| boolean <text:s text:c="2"/>| not nu<text:span text:style-name="T4">ll</text:span></text:p>
      <text:p text:style-name="P4"><text:s/>datconnlimit <text:s/>| integer <text:s text:c="2"/>| not null</text:p>
      <text:p text:style-name="P4"/>
      <text:p text:style-name="P4">datame – representa o nome do banco</text:p>
      <text:p text:style-name="P4">encoding – a codificação do banco</text:p>
      <text:p text:style-name="P4"><text:soft-page-break/>datistemplate – se o banco é ou não um template</text:p>
      <text:p text:style-name="P4"/>
      <text:p text:style-name="P5">3) Sintaxe de criação de tabelas</text:p>
      <text:p text:style-name="P4">Nada melhor que o psql para nos informar toda a sintaxe completa da criação de tabelas:</text:p>
      <text:p text:style-name="Standard">dml=# \h create table</text:p>
      <text:p text:style-name="Standard">Command: <text:s text:c="4"/>CREATE TABLE</text:p>
      <text:p text:style-name="Standard">Description: define a new table</text:p>
      <text:p text:style-name="Standard">Syntax:</text:p>
      <text:p text:style-name="Standard">CREATE [ [ GLOBAL | LOCAL ] { TEMPORARY | TEMP } ] TABLE table_name ( [</text:p>
      <text:p text:style-name="Standard"><text:s text:c="2"/>{ column_name data_type [ DEFAULT default_expr ] [ column_constraint [ ... ] ]</text:p>
      <text:p text:style-name="Standard"><text:s text:c="4"/>| table_constraint</text:p>
      <text:p text:style-name="Standard"><text:s text:c="4"/>| LIKE parent_table [ { INCLUDING | EXCLUDING } { DEFAULTS | CONSTRAINTS | I</text:p>
      <text:p text:style-name="Standard">NDEXES } ] ... }</text:p>
      <text:p text:style-name="Standard"><text:s text:c="4"/>[, ... ]</text:p>
      <text:p text:style-name="Standard">] )</text:p>
      <text:p text:style-name="Standard">[ INHERITS ( parent_table [, ... ] ) ]</text:p>
      <text:p text:style-name="Standard">[ WITH ( storage_parameter [= value] [, ... ] ) | WITH OIDS | WITHOUT OIDS ]</text:p>
      <text:p text:style-name="Standard">[ ON COMMIT { PRESERVE ROWS | DELETE ROWS | DROP } ]</text:p>
      <text:p text:style-name="Standard">[ TABLESPACE tablespace ]</text:p>
      <text:p text:style-name="Standard"/>
      <text:p text:style-name="Standard">where column_constraint is:</text:p>
      <text:p text:style-name="Standard"/>
      <text:p text:style-name="Standard">[ CONSTRAINT constraint_name ]</text:p>
      <text:p text:style-name="Standard">{ NOT NULL |</text:p>
      <text:p text:style-name="Standard"><text:s text:c="2"/>NULL |</text:p>
      <text:p text:style-name="Standard"><text:s text:c="2"/>UNIQUE index_parameters |</text:p>
      <text:p text:style-name="Standard"><text:s text:c="2"/>PRIMARY KEY index_parameters |</text:p>
      <text:p text:style-name="Standard"><text:s text:c="2"/>CHECK ( expression ) |</text:p>
      <text:p text:style-name="Standard"><text:s text:c="2"/>REFERENCES reftable [ ( refcolumn ) ] [ MATCH FULL | MATCH PARTIAL | MATCH SIM</text:p>
      <text:p text:style-name="Standard">PLE ]</text:p>
      <text:p text:style-name="Standard"><text:s text:c="4"/>[ ON DELETE action ] [ ON UPDATE action ] }</text:p>
      <text:p text:style-name="Standard">[ DEFERRABLE | NOT DEFERRABLE ] [ INITIALLY DEFERRED | INITIALLY IMMEDIATE ]</text:p>
      <text:p text:style-name="Standard"/>
      <text:p text:style-name="Standard">and table_constraint is:</text:p>
      <text:p text:style-name="Standard"/>
      <text:p text:style-name="Standard">[ CONSTRAINT constraint_name ]</text:p>
      <text:p text:style-name="Standard">{ UNIQUE ( column_name [, ... ] ) index_parameters |</text:p>
      <text:p text:style-name="Standard"><text:s text:c="2"/>PRIMARY KEY ( column_name [, ... ] ) index_parameters |</text:p>
      <text:p text:style-name="Standard"><text:s text:c="2"/>CHECK ( expression ) |</text:p>
      <text:p text:style-name="Standard"><text:s text:c="2"/>FOREIGN KEY ( column_name [, ... ] ) REFERENCES reftable [ ( refcolumn [, ...</text:p>
      <text:p text:style-name="Standard">] ) ]</text:p>
      <text:p text:style-name="Standard"><text:s text:c="4"/>[ MATCH FULL | MATCH PARTIAL | MATCH SIMPLE ] [ ON DELETE action ] [ ON UPDA</text:p>
      <text:p text:style-name="Standard"><text:soft-page-break/>TE action ] }</text:p>
      <text:p text:style-name="Standard">[ DEFERRABLE | NOT DEFERRABLE ] [ INITIALLY DEFERRED | INITIALLY IMMEDIATE ]</text:p>
      <text:p text:style-name="Standard"/>
      <text:p text:style-name="Standard">index_parameters in UNIQUE and PRIMARY KEY constraints are:</text:p>
      <text:p text:style-name="Standard"/>
      <text:p text:style-name="Standard">[ WITH ( storage_parameter [= value] [, ... ] ) ]</text:p>
      <text:p text:style-name="Standard">[ USING INDEX TABLESPACE tablespace ]</text:p>
      <text:p text:style-name="P4"/>
      <text:p text:style-name="P5">Alguns exemplos de criação de tabelas</text:p>
      <text:p text:style-name="Standard">create database dba_projeto;</text:p>
      <text:p text:style-name="Standard">\c dba_projeto</text:p>
      <text:p text:style-name="Standard"/>
      <text:p text:style-name="Standard">create table clientes (</text:p>
      <text:p text:style-name="Standard"><text:tab/>cpf varchar(11) primary key,</text:p>
      <text:p text:style-name="Standard"><text:tab/>nome varchar(45) not null,</text:p>
      <text:p text:style-name="Standard"><text:tab/>telefone varchar(11),</text:p>
      <text:p text:style-name="Standard"><text:tab/>email varchar(45),</text:p>
      <text:p text:style-name="Standard"><text:tab/>data_nasc date not null</text:p>
      <text:p text:style-name="Standard">);</text:p>
      <text:p text:style-name="Standard">create table produtos (</text:p>
      <text:p text:style-name="Standard"><text:tab/>codigo serial primary key,</text:p>
      <text:p text:style-name="Standard"><text:tab/>descricao varchar(40) not null,</text:p>
      <text:p text:style-name="Standard"><text:tab/>quantidade int2 not null,</text:p>
      <text:p text:style-name="Standard"><text:tab/>data_compra date not null</text:p>
      <text:p text:style-name="Standard">);</text:p>
      <text:p text:style-name="Standard"/>
      <text:p text:style-name="Standard">create table pedidos (</text:p>
      <text:p text:style-name="Standard"><text:tab/>codigo serial primary key,</text:p>
      <text:p text:style-name="Standard"><text:tab/>cpf_cliente varchar(11),</text:p>
      <text:p text:style-name="Standard"><text:tab/>codigo_produto int4,</text:p>
      <text:p text:style-name="Standard"><text:tab/>quantidade int2,</text:p>
      <text:p text:style-name="Standard"><text:tab/>data date,</text:p>
      <text:p text:style-name="Standard"><text:tab/>valor decimal(12,2)</text:p>
      <text:p text:style-name="Standard">);</text:p>
      <text:p text:style-name="P5"/>
      <text:p text:style-name="P5">Agora criando a tabela pedidos com algumas foreign keys:</text:p>
      <text:p text:style-name="Standard">create table pedidos (</text:p>
      <text:p text:style-name="Standard"><text:tab/>codigo serial primary key,</text:p>
      <text:p text:style-name="Standard"><text:tab/>cpf_cliente varchar(11),</text:p>
      <text:p text:style-name="Standard"><text:tab/>codigo_produto int4,</text:p>
      <text:p text:style-name="Standard"><text:tab/>quantidade int2,</text:p>
      <text:p text:style-name="Standard"><text:tab/>data date,</text:p>
      <text:p text:style-name="Standard"><text:tab/>valor decimal(12,2),</text:p>
      <text:p text:style-name="Standard"><text:soft-page-break/>CONSTRAINT pedidos_cli_fk FOREIGN KEY (cpf_cliente) REFERENCES clientes (cpf),</text:p>
      <text:p text:style-name="Standard">CONSTRAINT pedidos_prod_fk FOREIGN KEY (codigo_produto) REFERENCES produtos (codigo)</text:p>
      <text:p text:style-name="Standard">);</text:p>
      <text:p text:style-name="P5"/>
      <text:p text:style-name="P5">4) Entendendo o comando Alter Table</text:p>
      <text:p text:style-name="Standard">dml=# \h alter table</text:p>
      <text:p text:style-name="Standard">Command: <text:s text:c="4"/>ALTER TABLE</text:p>
      <text:p text:style-name="Standard">Description: change the definition of a table</text:p>
      <text:p text:style-name="Standard">Syntax:</text:p>
      <text:p text:style-name="Standard">ALTER TABLE [ ONLY ] name [ * ]</text:p>
      <text:p text:style-name="Standard"><text:s text:c="4"/>action [, ... ]</text:p>
      <text:p text:style-name="Standard">ALTER TABLE [ ONLY ] name [ * ]</text:p>
      <text:p text:style-name="Standard"><text:s text:c="4"/>RENAME [ COLUMN ] column TO new_column</text:p>
      <text:p text:style-name="Standard">ALTER TABLE name</text:p>
      <text:p text:style-name="Standard"><text:s text:c="4"/>RENAME TO new_name</text:p>
      <text:p text:style-name="Standard">ALTER TABLE name</text:p>
      <text:p text:style-name="Standard"><text:s text:c="4"/>SET SCHEMA new_schema</text:p>
      <text:p text:style-name="Standard"/>
      <text:p text:style-name="Standard">where action is one of:</text:p>
      <text:p text:style-name="Standard"/>
      <text:p text:style-name="Standard"><text:s text:c="4"/>ADD [ COLUMN ] column type [ column_constraint [ ... ] ]</text:p>
      <text:p text:style-name="Standard"><text:s text:c="4"/>DROP [ COLUMN ] column [ RESTRICT | CASCADE ]</text:p>
      <text:p text:style-name="Standard"><text:s text:c="4"/>ALTER [ COLUMN ] column TYPE type [ USING expression ]</text:p>
      <text:p text:style-name="Standard"><text:s text:c="4"/>ALTER [ COLUMN ] column SET DEFAULT expression</text:p>
      <text:p text:style-name="Standard"><text:s text:c="4"/>ALTER [ COLUMN ] column DROP DEFAULT</text:p>
      <text:p text:style-name="Standard"><text:s text:c="4"/>ALTER [ COLUMN ] column { SET | DROP } NOT NULL</text:p>
      <text:p text:style-name="Standard"><text:s text:c="4"/>ALTER [ COLUMN ] column SET STATISTICS integer</text:p>
      <text:p text:style-name="Standard"><text:s text:c="4"/>ALTER [ COLUMN ] column SET STORAGE { PLAIN | EXTERNAL | EXTENDED | MAIN }</text:p>
      <text:p text:style-name="Standard"><text:s text:c="4"/>ADD table_constraint</text:p>
      <text:p text:style-name="Standard"><text:s text:c="4"/>DROP CONSTRAINT constraint_name [ RESTRICT | CASCADE ]</text:p>
      <text:p text:style-name="Standard"><text:s text:c="4"/>DISABLE TRIGGER [ trigger_name | ALL | USER ]</text:p>
      <text:p text:style-name="Standard"><text:s text:c="4"/>ENABLE TRIGGER [ trigger_name | ALL | USER ]</text:p>
      <text:p text:style-name="Standard"><text:s text:c="4"/>ENABLE REPLICA TRIGGER trigger_name</text:p>
      <text:p text:style-name="Standard"><text:s text:c="4"/>ENABLE ALWAYS TRIGGER trigger_name</text:p>
      <text:p text:style-name="Standard"><text:s text:c="4"/>DISABLE RULE rewrite_rule_name</text:p>
      <text:p text:style-name="Standard"><text:s text:c="4"/>ENABLE RULE rewrite_rule_name</text:p>
      <text:p text:style-name="Standard"><text:s text:c="4"/>ENABLE REPLICA RULE rewrite_rule_name</text:p>
      <text:p text:style-name="Standard"><text:s text:c="4"/>ENABLE ALWAYS RULE rewrite_rule_name</text:p>
      <text:p text:style-name="Standard"><text:s text:c="4"/>CLUSTER ON index_name</text:p>
      <text:p text:style-name="Standard"><text:s text:c="4"/>SET WITHOUT CLUSTER</text:p>
      <text:p text:style-name="Standard"><text:s text:c="4"/>SET WITHOUT OIDS</text:p>
      <text:p text:style-name="Standard"><text:s text:c="4"/>SET ( storage_parameter = value [, ... ] )</text:p>
      <text:p text:style-name="Standard"><text:s text:c="4"/>RESET ( storage_parameter [, ... ] )</text:p>
      <text:p text:style-name="Standard"><text:s text:c="4"/>INHERIT parent_table</text:p>
      <text:p text:style-name="Standard"><text:soft-page-break/><text:s text:c="4"/>NO INHERIT parent_table</text:p>
      <text:p text:style-name="Standard"><text:s text:c="4"/>OWNER TO new_owner</text:p>
      <text:p text:style-name="Standard"><text:s text:c="4"/>SET TABLESPACE new_tablespace</text:p>
      <text:p text:style-name="P10"><text:span text:style-name="Strong_20_Emphasis"><text:span text:style-name="T5"/></text:span></text:p>
      <text:p text:style-name="P5"><text:span text:style-name="Strong_20_Emphasis"><text:span text:style-name="T5">5) Alterando tabelas e colunas</text:span></text:span></text:p>
      <text:p text:style-name="Normal_20__28_Web_29_">Adicionar campo, remover campo, adicionar constraint, remover constraint, alterar valor default, renomear campo, renomear tabela, alterar tipo de dado de campo (&gt;=8.0).</text:p>
      <text:p text:style-name="Normal_20__28_Web_29_"><text:span text:style-name="T6">Adicionar Um Campo</text:span><text:line-break/>ALTER TABLE tabela ADD COLUMN campo tipo;<text:line-break/>ALTER TABLE produtos ADD COLUMN descricao text;</text:p>
      <text:p text:style-name="Normal_20__28_Web_29_"><text:span text:style-name="T6">Remover Campo</text:span><text:line-break/>ALTER TABLE tabela DROP COLUMN campo;<text:line-break/>ALTER TABLE produtos DROP COLUMN descricao;<text:line-break/>ALTER TABLE produtos DROP COLUMN descricao CASCADE; -- Cuidado com CASCADE</text:p>
      <text:p text:style-name="Normal_20__28_Web_29_"><text:span text:style-name="T6">Adicionar Constraint</text:span><text:line-break/>ALTER TABLE tabela ADD CONSTRAINT nome;<text:line-break/>ALTER TABLE produtos ADD COLUMN descricao text CHECK (descricao &lt;&gt; '');<text:line-break/>ALTER TABLE produtos ADD CHECK (nome &lt;&gt; '');<text:line-break/>ALTER TABLE produtos ADD CONSTRAINT unique_cod_prod UNIQUE (cod_prod);<text:line-break/>ALTER TABLE produtos ADD FOREIGN KEY (cod_produtos) REFERENCES grupo_produtos;<text:line-break/>ALTER TABLE produtos ADD CONSTRAINT vendas_fk FOREIGN KEY (cod_produtos) REFERENCES produtos (codigo);</text:p>
      <text:p text:style-name="Normal_20__28_Web_29_"><text:span text:style-name="T6">Remover Constraint</text:span><text:line-break/>ALTER TABLE tabela DROP CONSTRAINT nome;<text:line-break/>ALTER TABLE produtos DROP CONSTRAINT produtos_pk;<text:line-break/>ALTERAR VALOR DEFAULT DE CAMPO:</text:p>
      <text:p text:style-name="Normal_20__28_Web_29_"><text:span text:style-name="T6">Mudar Tipo de Dados de Campo (Só &gt;=8.0):</text:span><text:line-break/>ALTER TABLE tabela ALTER COLUMN campo TYPE tipo;<text:line-break/>ALTER TABLE produtos ALTER COLUMN preco TYPE numeric(10,2);<text:line-break/>ALTER TABLE produtos ALTER COLUMN data TYPE DATE USING CAST (data AS DATE);</text:p>
      <text:p text:style-name="Normal_20__28_Web_29_"><text:soft-page-break/><text:span text:style-name="T6">Mudar Nome De Campo</text:span><text:line-break/>ALTER TABLE tabela RENAME COLUMN campo_atual TO campo_novo;<text:line-break/>ALTER TABLE produtos RENAME COLUMN cod_prod TO cod_produto;</text:p>
      <text:p text:style-name="Normal_20__28_Web_29_"><text:span text:style-name="T6">Setar/Remover Valor Default de Campo</text:span><text:line-break/>ALTER TABLE tabela ALTER COLUMN campo SET DEFAULT valor;<text:line-break/>ALTER TABLE produtos ALTER COLUMN cod_prod SET DEFAULT 0;<text:line-break/>ALTER TABLE produtos ALTER COLUMN preco SET DEFAULT 7.77;<text:line-break/>ALTER TABLE tabela ALTER COLUMN campo DROP DEFAULT;<text:line-break/>ALTER TABLE produtos ALTER COLUMN preco DROP DEFAULT;</text:p>
      <text:p text:style-name="P9"><text:span text:style-name="T6">Adicionar/Remover NOT NULL</text:span><text:line-break/>ALTER TABLE produtos ALTER COLUMN cod_prod SET NOT NULL;<text:line-break/>ALTER TABLE produtos ALTER COLUMN cod_prod DROP NOT NULL;</text:p>
      <text:p text:style-name="Normal_20__28_Web_29_"><text:span text:style-name="T6">Renomear Tabela</text:span><text:line-break/>ALTER TABLE tabela RENAME TO nomenovo;<text:line-break/>ALTER TABLE produtos RENAME TO equipamentos;<text:line-break/>Adicionar Constraint (Restrição)<text:line-break/>ALTER TABLE produtos ADD CONSTRAINT produtos_pk PRIMARY KEY (codigo);<text:line-break/>ALTER TABLE vendas ADD CONSTRAINT vendas_fk FOREIGN KEY (codigo) REFERENCES produtos(codigo_produto);<text:line-break/>ALTER TABLE vendas ADD CONSTRAINT vendas_fk FOREIGN KEY (codigo) REFERENCES produtos; -- Neste caso usa a chave primária da tabela produtos</text:p>
      <text:p text:style-name="P8"><text:span text:style-name="T6">Remover Constraint (Restrição)</text:span><text:line-break/>ALTER TABLE produtos DROP CONSTRAINT produtos_pk;<text:line-break/>ALTER TABLE vendas DROP CONSTRAINT vendas_fk;</text:p>
      <text:p text:style-name="P8"/>
      <text:p text:style-name="P5"/>
      <text:p text:style-name="P7">6) Comentários em objetos</text:p>
      <text:p text:style-name="P4"/>
      <text:p text:style-name="P4">Para comentar objetos no PostgreSQL usamos o comando COMMENT, que não é compatível com o SQL, mas pertente ao PostgreSQL.</text:p>
      <text:p text:style-name="P4"/>
      <text:p text:style-name="Standard">dml=# \h comment</text:p>
      <text:p text:style-name="Standard">Command: <text:s text:c="4"/>COMMENT</text:p>
      <text:p text:style-name="Standard">Description: define or change the comment of an object</text:p>
      <text:p text:style-name="Standard">Syntax:</text:p>
      <text:p text:style-name="Standard">COMMENT ON</text:p>
      <text:p text:style-name="Standard">{</text:p>
      <text:p text:style-name="Standard"><text:s text:c="2"/>TABLE object_name |</text:p>
      <text:p text:style-name="Standard"><text:s text:c="2"/>COLUMN table_name.column_name |</text:p>
      <text:p text:style-name="Standard"><text:s text:c="2"/>AGGREGATE agg_name (agg_type [, ...] ) |</text:p>
      <text:p text:style-name="Standard"><text:s text:c="2"/>CAST (sourcetype AS targettype) |</text:p>
      <text:p text:style-name="Standard"><text:s text:c="2"/>CONSTRAINT constraint_name ON table_name |</text:p>
      <text:p text:style-name="Standard"><text:s text:c="2"/>CONVERSION object_name |</text:p>
      <text:p text:style-name="Standard"><text:s text:c="2"/>DATABASE object_name |</text:p>
      <text:p text:style-name="Standard"><text:s text:c="2"/>DOMAIN object_name |</text:p>
      <text:p text:style-name="Standard"><text:s text:c="2"/>FUNCTION func_name ( [ [ argmode ] [ argname ] argtype [, ...] ] ) |</text:p>
      <text:p text:style-name="Standard"><text:s text:c="2"/>INDEX object_name |</text:p>
      <text:p text:style-name="Standard"><text:s text:c="2"/>LARGE OBJECT large_object_oid |</text:p>
      <text:p text:style-name="Standard"><text:s text:c="2"/>OPERATOR op (leftoperand_type, rightoperand_type) |</text:p>
      <text:p text:style-name="Standard"><text:s text:c="2"/>OPERATOR CLASS object_name USING index_method |</text:p>
      <text:p text:style-name="Standard"><text:s text:c="2"/>OPERATOR FAMILY object_name USING index_method |</text:p>
      <text:p text:style-name="Standard"><text:s text:c="2"/>[ PROCEDURAL ] LANGUAGE object_name |</text:p>
      <text:p text:style-name="Standard"><text:s text:c="2"/>ROLE object_name |</text:p>
      <text:p text:style-name="Standard"><text:s text:c="2"/>RULE rule_name ON table_name |</text:p>
      <text:p text:style-name="Standard"><text:s text:c="2"/>SCHEMA object_name |</text:p>
      <text:p text:style-name="Standard"><text:s text:c="2"/>SEQUENCE object_name |</text:p>
      <text:p text:style-name="Standard"><text:s text:c="2"/>TABLESPACE object_name |</text:p>
      <text:p text:style-name="Standard"><text:s text:c="2"/>TEXT SEARCH CONFIGURATION object_name |</text:p>
      <text:p text:style-name="Standard"><text:s text:c="2"/>TEXT SEARCH DICTIONARY object_name |</text:p>
      <text:p text:style-name="Standard"><text:s text:c="2"/>TEXT SEARCH PARSER object_name |</text:p>
      <text:p text:style-name="Standard"><text:s text:c="2"/>TEXT SEARCH TEMPLATE object_name |</text:p>
      <text:p text:style-name="Standard"><text:s text:c="2"/>TRIGGER trigger_name ON table_name |</text:p>
      <text:p text:style-name="Standard"><text:s text:c="2"/>TYPE object_name |</text:p>
      <text:p text:style-name="Standard"><text:s text:c="2"/>VIEW object_name</text:p>
      <text:p text:style-name="Standard">} IS 'text'</text:p>
      <text:p text:style-name="Standard"/>
      <text:p text:style-name="Standard"/>
      <text:p text:style-name="P6">Resumindo:</text:p>
      <text:p text:style-name="Standard">COMMENT ON TIPO nomeobjeto IS 'Comentario';</text:p>
      <text:p text:style-name="Standard"/>
      <text:p text:style-name="P6"><text:soft-page-break/>Exemplo:</text:p>
      <text:p text:style-name="Standard"/>
      <text:p text:style-name="Standard">COMMENT ON TABLE clientes IS 'Comentario da Tabela Clientes';</text:p>
      <text:p text:style-name="Standard">No PGAdmin, ao selecionar a tabela vemos o comentário sobre a mesma.</text:p>
      <text:p text:style-name="Standard"/>
      <text:p text:style-name="Standard"/>
      <text:p text:style-name="P5">7) Eliminando tabelas </text:p>
      <text:p text:style-name="P4"/>
      <text:p text:style-name="P4">Para eliminar tabelas usamos o comando SQL '<text:span text:style-name="T6">drop</text:span>'. Vejamos sua sintaxe:</text:p>
      <text:p text:style-name="Standard"/>
      <text:p text:style-name="Standard">dml=# \h drop table</text:p>
      <text:p text:style-name="Standard">Command: <text:s text:c="4"/>DROP TABLE</text:p>
      <text:p text:style-name="Standard">Description: remove a table</text:p>
      <text:p text:style-name="Standard">Syntax:</text:p>
      <text:p text:style-name="Standard">DROP TABLE [ IF EXISTS ] name [, ...] [ CASCADE | RESTRICT ]</text:p>
      <text:p text:style-name="Standard"/>
      <text:p text:style-name="Standard">Bem simples e sem muitas opções.</text:p>
      <text:p text:style-name="Standard"/>
      <text:p text:style-name="Standard">IF EXISTS – Não dispara erro, caso a tabela não exista. Útil para scripts.</text:p>
      <text:p text:style-name="Standard"/>
      <text:p text:style-name="Standard">CASCADE – força a exclusão, excluíndo automaticamente os objetos que dependem desta tabela, como views.</text:p>
      <text:p text:style-name="Standard"/>
      <text:p text:style-name="Standard">RESTRICT – Opção padrão, que se recusa a remover a tabela caso exista algum objeto dependente da tabela.</text:p>
      <text:p text:style-name="Standard"/>
      <text:p text:style-name="P6">Exemplos:</text:p>
      <text:p text:style-name="Standard"/>
      <text:p text:style-name="Standard">DROP TABLE clientes;</text:p>
      <text:p text:style-name="Standard"/>
      <text:p text:style-name="Standard">DROP TABLE IF EXISTS clientes;</text:p>
      <text:p text:style-name="Standard">DROP TABLE clientes CASCAD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0c3a99" style:font-style-asian="italic" style:font-style-complex="italic"/>
    </style:style>
    <style:style style:name="MT4" style:family="text"/>
    <style:style style:name="MT5" style:family="text">
      <style:text-properties officeooo:rsid="000c3a9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1"><text:page-number text:select-page="current">8</text:page-number></text:span><text:span text:style-name="MT1">/</text:span><text:span text:style-name="MT1"><text:page-count>8</text:page-count></text:span></text:p>
      </style:header>
      <style:footer>
        <text:p text:style-name="MP2"><text:span text:style-name="MT2">Ribamar FS – </text:span><text:a xlink:type="simple" xlink:href="http://ribafs.org/" text:style-name="Internet_20_link" text:visited-style-name="Visited_20_Internet_20_Link"><text:span text:style-name="MT2">http://ribafs.</text:span></text:a><text:a xlink:type="simple" xlink:href="http://ribafs.org/" text:style-name="Internet_20_link" text:visited-style-name="Visited_20_Internet_20_Link"><text:span text:style-name="MT3">org</text:span></text:a><text:span text:style-name="MT3"> </text:span><text:s/>– <text:a xlink:type="simple" xlink:href="mailto:ribafs@gmail.com" text:style-name="Internet_20_link" text:visited-style-name="Visited_20_Internet_20_Link">ribafs@</text:a><text:a xlink:type="simple" xlink:href="mailto:ribafs@gmail.com" text:style-name="Internet_20_link" text:visited-style-name="Visited_20_Internet_20_Link"><text:span text:style-name="MT5">gmail.com</text:span></text:a><text:span text:style-name="MT5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ibamar FS</meta:initial-creator>
    <meta:creation-date>2008-02-25T12:21:41</meta:creation-date>
    <dc:date>2017-06-15T09:27:33.254016495</dc:date>
    <meta:editing-cycles>74</meta:editing-cycles>
    <meta:editing-duration>PT1H34M48S</meta:editing-duration>
    <meta:document-statistic meta:table-count="0" meta:image-count="0" meta:object-count="0" meta:page-count="8" meta:paragraph-count="212" meta:word-count="1501" meta:character-count="9576" meta:non-whitespace-character-count="7959"/>
    <meta:user-defined meta:name="Info 1"/>
    <meta:user-defined meta:name="Info 2"/>
    <meta:user-defined meta:name="Info 3"/>
    <meta:user-defined meta:name="Info 4"/>
  </office:meta>
</office:document-meta>
</file>